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Arabic Naskh" svg:font-family="'Droid Arabic Nask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eed1e" officeooo:paragraph-rsid="001eed1e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f93e6" officeooo:paragraph-rsid="001f93e6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eed1e" officeooo:paragraph-rsid="001eed1e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f93e6" officeooo:paragraph-rsid="001f93e6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f93e6" officeooo:paragraph-rsid="001f93e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0bc34" officeooo:paragraph-rsid="0020bc34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20bc34" officeooo:paragraph-rsid="0020bc34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officeooo:rsid="0020bc34" officeooo:paragraph-rsid="0020bc34" style:font-weight-asian="normal" style:font-weight-complex="normal"/>
    </style:style>
    <style:style style:name="P10" style:family="paragraph" style:parent-style-name="Standard" style:list-style-name="L4">
      <style:text-properties style:text-underline-style="none" fo:font-weight="normal" officeooo:rsid="0020bc34" officeooo:paragraph-rsid="0020bc34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237a46" officeooo:paragraph-rsid="00237a4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55378" officeooo:paragraph-rsid="00255378" style:font-weight-asian="normal" style:font-weight-complex="normal"/>
    </style:style>
    <style:style style:name="P13" style:family="paragraph" style:parent-style-name="Standard" style:list-style-name="L5">
      <style:text-properties style:text-underline-style="none" fo:font-weight="normal" officeooo:rsid="00255378" officeooo:paragraph-rsid="00255378" style:font-weight-asian="normal" style:font-weight-complex="normal"/>
    </style:style>
    <style:style style:name="P14" style:family="paragraph" style:parent-style-name="Standard" style:list-style-name="L6">
      <style:text-properties style:text-underline-style="none" fo:font-weight="normal" officeooo:rsid="00255378" officeooo:paragraph-rsid="00255378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277513" officeooo:paragraph-rsid="0027751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7bfd9" officeooo:paragraph-rsid="0027bfd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7bfd9" officeooo:paragraph-rsid="0028799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8799c" officeooo:paragraph-rsid="0028799c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20bc34" officeooo:paragraph-rsid="0020bc34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255378" officeooo:paragraph-rsid="00255378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277513" officeooo:paragraph-rsid="00277513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7a46"/>
    </style:style>
    <style:style style:name="T3" style:family="text">
      <style:text-properties style:font-name="Droid Arabic Naskh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524 Assessment</text:p>
      <text:p text:style-name="P1"/>
      <text:p text:style-name="P19">Criteria Met</text:p>
      <text:p text:style-name="P7"/>
      <text:p text:style-name="P7">CGSD:</text:p>
      <text:list xml:id="list5665305609432997178" text:style-name="L2">
        <text:list-item>
          <text:p text:style-name="P8">User can move in at least one direction</text:p>
        </text:list-item>
        <text:list-item>
          <text:p text:style-name="P8">Information is displayed about change of location</text:p>
        </text:list-item>
      </text:list>
      <text:p text:style-name="P7"/>
      <text:p text:style-name="P7">CGSC:</text:p>
      <text:list xml:id="list4791749444555135509" text:style-name="L3">
        <text:list-item>
          <text:p text:style-name="P9">User can move in a any direction in the MUD world</text:p>
        </text:list-item>
        <text:list-item>
          <text:p text:style-name="P9">User can see other players in their current location in the MUD world.</text:p>
        </text:list-item>
        <text:list-item>
          <text:p text:style-name="P9">User can pickup valid items in the MUD world.</text:p>
        </text:list-item>
      </text:list>
      <text:p text:style-name="P7"/>
      <text:p text:style-name="P7">CGSB:</text:p>
      <text:list xml:id="list1714425218775815603" text:style-name="L4">
        <text:list-item>
          <text:p text:style-name="P10">More than one MUD world can exist</text:p>
        </text:list-item>
        <text:list-item>
          <text:p text:style-name="P10">User can see a list of active MUD worlds, and select one to join</text:p>
          <text:p text:style-name="P10"/>
        </text:list-item>
      </text:list>
      <text:p text:style-name="P12">CGSA5:</text:p>
      <text:list xml:id="list4122987314947119229" text:style-name="L5">
        <text:list-item>
          <text:p text:style-name="P13">MUDs can be created at runtime</text:p>
        </text:list-item>
        <text:list-item>
          <text:p text:style-name="P13">Max number of MUDs is 5</text:p>
        </text:list-item>
        <text:list-item>
          <text:p text:style-name="P13">Max number of players per MUD is 5</text:p>
        </text:list-item>
      </text:list>
      <text:p text:style-name="P12"/>
      <text:p text:style-name="P20">Additonal Features A4-A1</text:p>
      <text:list xml:id="list5244461612534509386" text:style-name="L6">
        <text:list-item>
          <text:p text:style-name="P14">Handling of clients joining/leaving. When a player joins they are added to a player list and when they exit the game they are removed from the list, allowing another user to join in their place. </text:p>
        </text:list-item>
      </text:list>
      <text:p text:style-name="P1"/>
      <text:p text:style-name="P2">How to Execute</text:p>
      <text:p text:style-name="P2"/>
      <text:p text:style-name="P4"><text:span text:style-name="T1">1.</text:span><text:tab/>Open a terminal and change directory to the project folder.</text:p>
      <text:p text:style-name="P4"><text:tab/>Run 'make'</text:p>
      <text:p text:style-name="P4"><text:tab/>Start rmiregisty: 'rmiregistry XXXXX' XXXXX = (50010-50019)</text:p>
      <text:p text:style-name="P4"/>
      <text:p text:style-name="P4"><text:span text:style-name="T1">2.</text:span><text:tab/>Open Second Terminal and change directory to the project folder.</text:p>
      <text:p text:style-name="P4"><text:tab/>Run MudServerMainline 'java cs3524.solutions.mud.MudServerMainline XXXXX <text:tab/>YYYYY' YYYYY = other value from (50010-50019)</text:p>
      <text:p text:style-name="P4"/>
      <text:p text:style-name="P4"><text:span text:style-name="T1">3.</text:span><text:tab/>Open Third Terminal and change directory to the project folder.</text:p>
      <text:p text:style-name="P4"><text:tab/>Run MudClient 'java cs3524.solutions.mud.MudClient &lt;yourmachine-name&gt; XXXXX'</text:p>
      <text:p text:style-name="P4"/>
      <text:p text:style-name="P4">Repeat step 3 with a different XXXXX value to add different users to the game.</text:p>
      <text:p text:style-name="P4"/>
      <text:p text:style-name="P3">Client Commands</text:p>
      <text:p text:style-name="P5"/>
      <text:p text:style-name="P5">When a new client connects to the server they are <text:span text:style-name="T2">shown a list of active MUD worlds and prompted to choose one. After this they are </text:span>prompted to enter a username <text:span text:style-name="T2">before being allowed to enter the MUD</text:span>. The game then starts, displaying the information about the user’s starting location <text:span text:style-name="T2">and</text:span>. </text:p>
      <text:p text:style-name="P5"/>
      <text:p text:style-name="P5">At this point the following commands are available to the user:</text:p>
      <text:list xml:id="list4089457931668909400" text:style-name="L1">
        <text:list-item>
          <text:p text:style-name="P6">exit – Ends the game.</text:p>
        </text:list-item>
        <text:list-item>
          <text:p text:style-name="P6">help – Provides information to the user about what commands are available.</text:p>
        </text:list-item>
        <text:list-item>
          <text:p text:style-name="P6"><text:soft-page-break/>[north, east, south, west] – Entering any of these directions will move the user if valid.</text:p>
        </text:list-item>
        <text:list-item>
          <text:p text:style-name="P6"><text:span text:style-name="T2">p</text:span>ickup &lt;thing&gt; - Pickup an item with name &lt;thing&gt;</text:p>
        </text:list-item>
        <text:list-item>
          <text:p text:style-name="P11">players – This shows the list of players at the user’s current location in the MUD.</text:p>
        </text:list-item>
        <text:list-item>
          <text:p text:style-name="P15">where – This shows information about the user’s current location in the MUD. </text:p>
        </text:list-item>
      </text:list>
      <text:p text:style-name="P5"/>
      <text:p text:style-name="P5">If the user trys to enter in any other command a message will be displayed and their current location will be displayed again.</text:p>
      <text:p text:style-name="P5"/>
      <text:p text:style-name="P21">Server Commands</text:p>
      <text:p text:style-name="P5"/>
      <text:p text:style-name="P16">Once the server is running it will display the following message informing the user how to create a new mud. </text:p>
      <text:p text:style-name="P16"/>
      <text:p text:style-name="P16"><text:span text:style-name="T3">create &lt;name&gt; &lt;edgesfile&gt; &lt;messagesfile&gt; &lt;thingsfile&gt;</text:span></text:p>
      <text:p text:style-name="P16"><text:span text:style-name="T3"/></text:p>
      <text:p text:style-name="P17"><text:span text:style-name="T3">Executing this command will create a new MUD world with the name specified in &lt;name&gt; with the information detailed in the following three file components. An example of this command would be: </text:span></text:p>
      <text:p text:style-name="P17"><text:span text:style-name="T3"/></text:p>
      <text:p text:style-name="P17"><text:span text:style-name="T3">create ReportMud mymug.edg mymud.msg mymud.thg</text:span></text:p>
      <text:p text:style-name="P17"><text:span text:style-name="T3"/></text:p>
      <text:p text:style-name="P18"><text:span text:style-name="T3">If the creation is successful the user will be given a message informing them their mud &lt;name&gt; has been created. If not successful a message will be displayed informing the user their mud cannot be cre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Arabic Naskh" svg:font-family="'Droid Arabic Nask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05:05.525585004</meta:creation-date>
    <dc:date>2017-03-13T18:29:34.228277732</dc:date>
    <meta:editing-duration>PT2H3M3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484" meta:character-count="2786" meta:non-whitespace-character-count="2348"/>
  </office:meta>
</office:document-meta>
</file>